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b00" officeooo:paragraph-rsid="00031b00"/>
    </style:style>
    <style:style style:name="P2" style:family="paragraph" style:parent-style-name="Standard">
      <style:text-properties officeooo:rsid="00037241" officeooo:paragraph-rsid="000372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akdown of scripts and how to use them by section of our paper:</text:p>
      <text:p text:style-name="P1"/>
      <text:p text:style-name="P1">Method</text:p>
      <text:p text:style-name="P1">create_dev_test_split.py</text:p>
      <text:p text:style-name="P1"/>
      <text:p text:style-name="P1">Results</text:p>
      <text:p text:style-name="P1">Are all functions equally important?</text:p>
      <text:p text:style-name="P1"/>
      <text:p text:style-name="P1"/>
      <text:p text:style-name="P1">Are the functions at the right level of granularity?</text:p>
      <text:p text:style-name="P1">analyze_clustering.py</text:p>
      <text:p text:style-name="P1"/>
      <text:p text:style-name="P1">The perspective of a similarity space</text:p>
      <text:p text:style-name="P1">oc.r</text:p>
      <text:p text:style-name="P1"/>
      <text:p text:style-name="P1">The reality of gradients</text:p>
      <text:p text:style-name="P1">n/a</text:p>
      <text:p text:style-name="P1"/>
      <text:p text:style-name="P1">Are all terms equally important?</text:p>
      <text:p text:style-name="P1">n/a</text:p>
      <text:p text:style-name="P1"/>
      <text:p text:style-name="P1">Returning to the semantic map</text:p>
      <text:p text:style-name="P1">graph_inferring.py</text:p>
      <text:p text:style-name="P2">draw_regier_graph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9:30:16.752273008</meta:creation-date>
    <dc:date>2017-01-21T19:50:32.742406469</dc:date>
    <meta:editing-duration>PT9M2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56" meta:character-count="381" meta:non-whitespace-character-count="341"/>
  </office:meta>
</office:document-meta>
</file>